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278d" officeooo:paragraph-rsid="000f278d"/>
    </style:style>
    <style:style style:name="P2" style:family="paragraph" style:parent-style-name="Standard">
      <style:text-properties officeooo:paragraph-rsid="000f278d"/>
    </style:style>
    <style:style style:name="P3" style:family="paragraph" style:parent-style-name="Standard">
      <style:text-properties officeooo:rsid="000f4857" officeooo:paragraph-rsid="000f4857"/>
    </style:style>
    <style:style style:name="P4" style:family="paragraph" style:parent-style-name="Standard">
      <style:text-properties officeooo:rsid="0010d6f2" officeooo:paragraph-rsid="0010d6f2"/>
    </style:style>
    <style:style style:name="P5" style:family="paragraph" style:parent-style-name="Standard">
      <style:text-properties officeooo:rsid="0012ceda" officeooo:paragraph-rsid="0012ceda"/>
    </style:style>
    <style:style style:name="T1" style:family="text">
      <style:text-properties officeooo:rsid="000f278d"/>
    </style:style>
    <style:style style:name="T2" style:family="text">
      <style:text-properties officeooo:rsid="000f4857"/>
    </style:style>
    <style:style style:name="T3" style:family="text">
      <style:text-properties officeooo:rsid="0010d6f2"/>
    </style:style>
    <style:style style:name="T4" style:family="text">
      <style:text-properties officeooo:rsid="0010f0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ice 1 :</text:p>
      <text:p text:style-name="P1"/>
      <text:p text:style-name="P2"><text:span text:style-name="T1">1) Il y a je pense une erreur sur la commande donnée dans l'énoncé, ne serait elle pas : " gcc -Wall affiche.c -lX11 -o affiche " et non " </text:span>gcc –Wall affiche.c –o affiche –lX11<text:span text:style-name="T1"> " car dans ce cas j'obtient une gcc error du type : </text:span></text:p>
      <text:p text:style-name="P2"/>
      <text:p text:style-name="P2"><text:span text:style-name="T1">wallerand@lenovo-yoga:~/Documents/ESIEE/IGI2001/TP8$ gcc –Wall affiche.c –o affiche –lX11</text:span></text:p>
      <text:p text:style-name="P1">gcc: error: –Wall: Aucun fichier ou dossier de ce type</text:p>
      <text:p text:style-name="P1">gcc: error: –o: Aucun fichier ou dossier de ce type</text:p>
      <text:p text:style-name="P1">gcc: error: –lX11: Aucun fichier ou dossier de ce type</text:p>
      <text:p text:style-name="P1"/>
      <text:p text:style-name="P1">Avec tandis qu'avec la première commande j'obtiens seulement le warning suivant (qui n'empêche pas la compilation) :</text:p>
      <text:p text:style-name="P1"/>
      <text:p text:style-name="P1">wallerand@lenovo-yoga:~/Documents/ESIEE/IGI2001/TP8$ gcc -Wall affiche.c -lX11 -o affiche</text:p>
      <text:p text:style-name="P1">affiche.c: In function ‘main’:</text:p>
      <text:p text:style-name="P1">affiche.c:16:11: warning: statement with no effect [-Wunused-value]</text:p>
      <text:p text:style-name="P1"><text:s text:c="3"/>(e.type != MapNotify); XNextEvent(dpy, &amp;e); //risation de dessiner</text:p>
      <text:p text:style-name="P1"><text:s text:c="3"/>~~~~~~~~^~~~~~~~~~~~~</text:p>
      <text:p text:style-name="P1"/>
      <text:p text:style-name="P1"/>
      <text:p text:style-name="P1">2) <text:span text:style-name="T2">L'affichage est bien le même, la fonction fonctionne correctement ;</text:span></text:p>
      <text:p text:style-name="P3"/>
      <text:p text:style-name="P3">3) <text:span text:style-name="T3">La fonction crée bien un triangle qui est centré et espacé de chaque bords de 10px ;</text:span></text:p>
      <text:p text:style-name="P3"/>
      <text:p text:style-name="P4">4) La fonction place correctement le rectangle de la bonne dimension à la bonne position, nous venons en effet de créer la fonction XDrawRectangle ;</text:p>
      <text:p text:style-name="P4"/>
      <text:p text:style-name="P4">5)<text:span text:style-name="T4"> La fonction FillCarre nous permet maintenant de créer un carré remplit à la position voulu ;</text:span></text:p>
      <text:p text:style-name="P4"/>
      <text:p text:style-name="P5">6) La fonction DrawTab nous dessine bien un petit carré ;</text:p>
      <text:p text:style-name="P5"/>
      <text:p text:style-name="P5">7) Nous pouvons maintenant tester les fichiers test.txt et triangle.txt qui nous dessinent deux formes différentes ;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00:54:28.835307312</meta:creation-date>
    <dc:date>2017-01-11T02:21:48.201617664</dc:date>
    <meta:editing-duration>PT36M47S</meta:editing-duration>
    <meta:editing-cycles>2</meta:editing-cycles>
    <meta:generator>LibreOffice/5.2.2.2$Linux_X86_64 LibreOffice_project/20m0$Build-2</meta:generator>
    <meta:document-statistic meta:table-count="0" meta:image-count="0" meta:object-count="0" meta:page-count="1" meta:paragraph-count="18" meta:word-count="231" meta:character-count="1455" meta:non-whitespace-character-count="1235"/>
  </office:meta>
</office:document-meta>
</file>